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पंचायत वेंचणूक पक्ष पांवड्यार न्ही तरी चडशे आजीमाजी आमदार पक्षांचो निकालांचेर दोळो राजकी शक्त तपासपाचो शक्त दाखोवपाची संद खासा रिपोर्ट.</text:p>
      <text:p>मंगळारा पंचायतींचो निकाल 5 हजार उमेदवारांचो फुडार करतलो स्पश्ट 12 तालुक्यांतल्या 13 केंद्रांचेर मतमेजणी मतमेजणेक सरकारी यंत्रणा सज्ज</text:p>
      <text:p>वास्को कन्स्ट्रक्शनां लागलीं निखळूंक सप्तकांत दुसरो प्रकार पस्तीसेक अनसेफ बिल्डिंगांक एव्हिक्शन नोटिशी वाड्यां खडपां कोसळळीं ताळगांवां घराचेर माड जीएमसी कॉलनींत स्लॅब कोसळळो.</text:p>
      <text:p>एनईईटीचो रिजल्ट जातलो डिक्लॅर गोयांतूय मॅडिकल डॅन्टल एडमिशनांचो मार्ग मेकळो मद्रास हायकोर्टान निकालाचेर दिल्ली स्टे सुप्रिम कोर्टान दवरली स्थगीत 26 जूनमेरेन निकाल.</text:p>
      <text:p>आनी</text:p>
      <text:p>मगो वांगडा युती तोडपाचीच आसल्यार पयलीं तोडपाची वेंचणुकेच्या तोंडार न्ही 2021 आरपी करचो आनी वांगडा 2031चें काम सुरु करचें काम जालां तें दवरचें फ्रांसिसाचें हेड ऑन</text:p>
      <text:p>पंचायत वेंचणूक पक्ष पांवड्यार जाली ना तरी चडशे आजीमाजी आमदार आनी पक्षांचो निकालांचेर दोळो.हे वेंचणूकेच्या निकालांतल्यान तांकां मतदारसंघातली पॉलिटिकल तांक तपासपाची आनी दाखोवपाची एक संद.तशेंच विधानसभेक आमदारांखातीर वावुरिल्ल्या पंच उमेदवारांचें वजन कितले ताचेंय मोजमाप मंगळारा जातलें.खासा रिपोर्ट.</text:p>
      <text:p>मंगळारा पंचायत वेंचणूकेचो निकाल 5 हजार उमेदवारांचो फुडार स्पश्ट करतलो. 12 तालुक्यांतल्या 13 केंद्रांचेर मतमेजणी जातली. पेडणे तालुक्यात दोन केंद्रा आसात. 175 पंचायतींच्या 1 हजार 450 वार्डांचो निकाल मंगळाराच जाहीर जातलो. कोर्टांत गेल्ले 15 आनी एक उमेदवार सोपिल्ल्यान फुडे धुकलिल्ल्या पंचायतीचो वार्ड धरून 11 पंचायतींच्या 16 वार्डांचो निकाल 2 जुलयाक लागतलो.</text:p>
      <text:p>घेवया एक ब्रेक</text:p>
      <text:p>गलगलाक आयिल्लीं बांदकामां निखळूंक लागलीं. वास्को परेरा चेंबर्साचो छज्जा कोसाळ्ळो. पुश्पांजली उपरांत हो दुसरो प्रकार. पस्तीसेक अनसेफ रेजिडॅन्शियल बिल्डिंगांतल्यान लोकांक नोटिशी धाडून भायर काडपाचें उपजिल्लोधिकाऱ्य़ाचे ताकतिकेचे बसकेंत सांजे थारलां. दनपरां वाड्यां पालसणावेलीं खडपां कोसळळीं. इतले मजगतीं ताळगांवां व्हडलेभाटांत घराचेर माड पडलो. आवय आनी दोगा भुरग्यांक मात्सो मार लागला. इतले मजगती बांबोळे जीएमसीच्या कॉलनींत एका फ्लॅटाचो स्लॅब कोसळळो.</text:p>
      <text:p>फोंडें पालिकेचे सोप्याचे कोफुसांवान परत तकली वयर काडली. पसरकारांक पालिकेन थारायिल्लो 10 रुपया स्क्वॅर मॅत्र सोपो मान्य ना. नव्या दरान तांकां फाटले सोप्याचे अरियर्स 10 जूनापयलीं भरपाची नोटीसूय काडिल्ली. ताकालागून बोवाळ पडलो. पालिकेक जाप विचापाक म्हूण पसरकार पालिकेकडेन जमिल्ले. मिटिंगेक आमदार रवीय पावलो. सोप्याचे वसूलीक पालिका बळजबरी करीत म्हूण तांकां भंय.</text:p>
      <text:p>मगो वांगडा युती तोडपाचीच आसल्यार पयलीं तोडपाची वेंचणुकेच्या तोंडार न्ही. ताका लागून भाजपाकय लुकसाण जालें मगोचेंय सादलें ना कॉंग्रेसीक मात फायदो जालो अशें विधान नगर विकास मंत्री फ्रांसिस डिसोजान केलां. 2021च्या प्रादेशिक आराखड्याचें काम पुराय जालां. तो अधिसूचीत करचो आनी आतांच 2031च्या आराखड्याचें काम सुरु करचें. जालां तें काम रद्द करचें न्ही असो सल्लोय तांणे दिलो. टीसीपी मंत्री म्हूण फ्रांसिसान तीन तालुक्यांचे प्लान भायर काडिल्ले.</text:p>
      <text:p>घेवया एक ब्रेक</text:p>
      <text:p>कुठ्ठाळे सांकवाल आयतारा रातीं स्कुटर आनी मोटारीचे एक्सिडंटात एकलो तरणाटो गेलो. मरण आयला तो 22 वर्सांचो सज्जलगुड्डा स्कूटर चलयतालो. तो रावपी मांगोर हील वास्कोचो. एक्सिडंट फायव्ह स्टार लॉण्ड्री लागसार जालो. पळोवपी सांगता ते कोंतान मरण सज्जलगुड्डान स्कुटर व्हरुन मोटारीचेर माल्ली.</text:p>
      <text:p>मडगांव पुलिसांनी सॅक्स रॅकेट धरलें. दिल्ली आनी ओरीसाच्या दोगा तरणाट्यांक धल्ल्यात. पुलिसांनी 25 वर्सां पिरायेच्या दोगा चलयांक सोडयल्यांत</text:p>
      <text:p>घेवया एक ब्रेक</text:p>
      <text:p>एनईईटीचो रिजल्ट आतां जाहीर जातलो. इतल्यान गोंयांतूय एमबीबीएस आनी डॅन्टल डिग्रीकोर्सांचे एडमिशनाचो मार्ग मेकळो. सुप्रिम कोर्टान मद्रास हायकोर्टाच्या आदेशाक स्थगिती दिल्ल्यान एनईईटीचे निकाल जाहीर करपाचो मार्ग मेकळो जाला. सीबीएसइ 26 जूनमेरेन निकाल जाहीर करतली. बाकीच्या खंयच्याच कोर्टांनी एनईईटीचेर याचिका घेवच्यो न्ही म्हूण सुप्रिम कोर्टान सांगलां. इंग्लिश हिंदी आनी देशी भाशांनी वेगळे पेपर आयल्यात म्हूण एनईईटीक दिल्ले आव्हानावेल्यान मद्रास हायकोर्टान एनईईटीच्या निकालाक स्टे दिल्लो</text:p>
      <text:p>फातोड्ड्या आनी मडगांवा सिवेजीची कामां सोपून सोपना आता तर फातोड्ड्या अक्षर्शा सिवेजीचे कांरजे सुरु जाल्यात लोक सिवेजींतल्यान योवच करतात पीडब्ल्यूडचे ऑफिसरूय तेच वाटेन वतात मात कोणूच कायंच करपाक तयार ना लोकांची शेंता भाटां वाट लागलीं. मंत्रीआमदार म्हण्टा सिवेज प्लांट जातलो सगळे इश्यू खंय तडीक लागतले.</text:p>
      <text:p>घेवया एक ब्रेक</text:p>
      <text:p>पयली घरा आशिल्लीं मागीर पोर्ट आयला नगरपालिका घऱकारांकडल्यान टॅक्स घेता आतां नगरपालिका तांका घरा खाली कर म्हणपाक शकना मूरगांव नगरपालिकेचो उपनगराध्यक्ष शशिकांत परब प्रुडंटाकडेन उलयलो. तो थंयचो नगरसेवक. 50 फामिलींक 90 दिसांभीतर घरां खाली करात म्हूण एमपीटीन नोटीस काडिल्ल्यान बोवाळ पडला.</text:p>
      <text:p>घोगळ मडगांवच्या बोयची सर्कलार इलॅक्ट्रॉनिक ट्रॅफिक सिग्नल बसयलां. ही सुवात एक्सिडॅन्ट झोन. थंय ट्रॅफिक सिग्नल बसयिल्ल्यान आतां येरादारीक शिस्त लागतली म्हूण लोक म्हणटात फुडल्या कांय दिसांनी ओल्ड मार्केट सर्कल आनी आर्लेम सर्कलारूय ट्रॅफिक सिग्नल सुरू करतले म्हूण दक्षिण गोंयचो ट्रॅफिक डीवाय एसपी उलयलो.</text:p>
      <text:p>हें बुलॅटिन हांगांच सोंपता ह्यो खबरो तुमकां प्रुडंट वॉट्सॅप ट्विटर फेसबूक आनी प्रुडंट व्हॅबसायटीचेर लायव्ह मेळटात प्रुडंटाक फॉलो करा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